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2.5104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3.910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 style:list-style-name="L4">
      <style:paragraph-properties fo:text-align="start" style:justify-single-word="false"/>
      <style:text-properties officeooo:rsid="0005eca1" officeooo:paragraph-rsid="0005eca1"/>
    </style:style>
    <style:style style:name="P2" style:family="paragraph" style:parent-style-name="Table_20_Contents">
      <style:text-properties fo:font-weight="bold" officeooo:rsid="0005eca1" officeooo:paragraph-rsid="0005eca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5eca1" officeooo:paragraph-rsid="0005eca1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05eca1" officeooo:paragraph-rsid="0005eca1" style:font-weight-asian="bold" style:font-weight-complex="bold"/>
    </style:style>
    <style:style style:name="P5" style:family="paragraph" style:parent-style-name="Table_20_Contents">
      <style:text-properties fo:font-weight="bold" officeooo:rsid="00072eb1" officeooo:paragraph-rsid="00072eb1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072eb1" officeooo:paragraph-rsid="00072eb1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072eb1"/>
    </style:style>
    <style:style style:name="P9" style:family="paragraph" style:parent-style-name="Table_20_Contents" style:list-style-name="L7">
      <style:paragraph-properties fo:text-align="start" style:justify-single-word="false"/>
      <style:text-properties officeooo:paragraph-rsid="00072eb1"/>
    </style:style>
    <style:style style:name="P10" style:family="paragraph" style:parent-style-name="Table_20_Contents" style:list-style-name="L9">
      <style:paragraph-properties fo:text-align="start" style:justify-single-word="false"/>
      <style:text-properties officeooo:paragraph-rsid="0005eca1"/>
    </style:style>
    <style:style style:name="P11" style:family="paragraph" style:parent-style-name="Table_20_Contents">
      <style:paragraph-properties fo:text-align="start" style:justify-single-word="false"/>
      <style:text-properties fo:font-weight="normal" officeooo:rsid="0005eca1" officeooo:paragraph-rsid="0005eca1" style:font-weight-asian="normal" style:font-weight-complex="normal"/>
    </style:style>
    <style:style style:name="P12" style:family="paragraph" style:parent-style-name="Table_20_Contents" style:list-style-name="L3">
      <style:paragraph-properties fo:text-align="start" style:justify-single-word="false"/>
      <style:text-properties fo:font-weight="normal" officeooo:rsid="0005eca1" officeooo:paragraph-rsid="0005eca1" style:font-weight-asian="normal" style:font-weight-complex="normal"/>
    </style:style>
    <style:style style:name="P13" style:family="paragraph" style:parent-style-name="Table_20_Contents" style:list-style-name="L9">
      <style:paragraph-properties fo:text-align="start" style:justify-single-word="false"/>
      <style:text-properties fo:font-weight="normal" officeooo:rsid="0005eca1" officeooo:paragraph-rsid="0005eca1" style:font-weight-asian="normal" style:font-weight-complex="normal"/>
    </style:style>
    <style:style style:name="P14" style:family="paragraph" style:parent-style-name="Table_20_Contents" style:list-style-name="L10">
      <style:paragraph-properties fo:text-align="start" style:justify-single-word="false"/>
      <style:text-properties fo:font-weight="normal" officeooo:rsid="0005eca1" officeooo:paragraph-rsid="0005eca1" style:font-weight-asian="normal" style:font-weight-complex="normal"/>
    </style:style>
    <style:style style:name="P15" style:family="paragraph" style:parent-style-name="Table_20_Contents" style:list-style-name="L10">
      <style:paragraph-properties fo:text-align="start" style:justify-single-word="false"/>
      <style:text-properties fo:font-weight="normal" officeooo:rsid="00072eb1" officeooo:paragraph-rsid="00072eb1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weight="normal" officeooo:rsid="00072eb1" officeooo:paragraph-rsid="00072eb1" style:font-weight-asian="normal" style:font-weight-complex="normal"/>
    </style:style>
    <style:style style:name="P17" style:family="paragraph" style:parent-style-name="Table_20_Contents" style:list-style-name="L14">
      <style:paragraph-properties fo:text-align="start" style:justify-single-word="false"/>
      <style:text-properties fo:font-weight="normal" officeooo:rsid="00072eb1" officeooo:paragraph-rsid="00072eb1" style:font-weight-asian="normal" style:font-weight-complex="normal"/>
    </style:style>
    <style:style style:name="P18" style:family="paragraph" style:parent-style-name="Table_20_Contents">
      <style:text-properties fo:font-weight="normal" officeooo:rsid="00072eb1" officeooo:paragraph-rsid="00072eb1" style:font-weight-asian="normal" style:font-weight-complex="normal"/>
    </style:style>
    <style:style style:name="P19" style:family="paragraph" style:parent-style-name="Table_20_Contents" style:list-style-name="L11">
      <style:text-properties fo:font-weight="normal" officeooo:rsid="00072eb1" officeooo:paragraph-rsid="00072eb1" style:font-weight-asian="normal" style:font-weight-complex="normal"/>
    </style:style>
    <style:style style:name="P20" style:family="paragraph" style:parent-style-name="Table_20_Contents" style:list-style-name="L12">
      <style:text-properties fo:font-weight="normal" officeooo:rsid="00072eb1" officeooo:paragraph-rsid="00072eb1" style:font-weight-asian="normal" style:font-weight-complex="normal"/>
    </style:style>
    <style:style style:name="P21" style:family="paragraph" style:parent-style-name="Table_20_Contents" style:list-style-name="L13">
      <style:text-properties fo:font-weight="normal" officeooo:rsid="00072eb1" officeooo:paragraph-rsid="00072eb1" style:font-weight-asian="normal" style:font-weight-complex="normal"/>
    </style:style>
    <style:style style:name="P22" style:family="paragraph" style:parent-style-name="Table_20_Contents" style:list-style-name="L11">
      <style:text-properties officeooo:paragraph-rsid="00072eb1"/>
    </style:style>
    <style:style style:name="T1" style:family="text">
      <style:text-properties officeooo:rsid="0005eca1"/>
    </style:style>
    <style:style style:name="T2" style:family="text">
      <style:text-properties fo:font-weight="normal" officeooo:rsid="0005eca1" style:font-weight-asian="normal" style:font-weight-complex="normal"/>
    </style:style>
    <style:style style:name="T3" style:family="text">
      <style:text-properties fo:font-weight="normal" officeooo:rsid="00072eb1" style:font-weight-asian="normal" style:font-weight-complex="normal"/>
    </style:style>
    <style:style style:name="T4" style:family="text">
      <style:text-properties fo:font-weight="bold" officeooo:rsid="0005eca1" style:font-weight-asian="bold" style:font-weight-complex="bold"/>
    </style:style>
    <style:style style:name="T5" style:family="text">
      <style:text-properties officeooo:rsid="00072e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075in" fo:text-indent="-0.25in" fo:margin-left="0.00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75in" fo:text-indent="-0.25in" fo:margin-left="0.25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0075in" fo:text-indent="-0.25in" fo:margin-left="0.00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75in" fo:text-indent="-0.25in" fo:margin-left="0.25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075in" fo:text-indent="-0.25in" fo:margin-left="0.00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75in" fo:text-indent="-0.25in" fo:margin-left="0.25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75in" fo:text-indent="-0.25in" fo:margin-left="0.25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075in" fo:text-indent="-0.25in" fo:margin-left="2.50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075in" fo:text-indent="-0.25in" fo:margin-left="0.00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75in" fo:text-indent="-0.25in" fo:margin-left="0.25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  <text:p text:style-name="P3">Name</text:p>
          </table:table-cell>
          <table:table-cell table:style-name="Table1.A1" office:value-type="string">
            <text:p text:style-name="P4">18-08-2015 </text:p>
            <text:p text:style-name="P4"><text:s text:c="3"/></text:p>
            <text:p text:style-name="P3">Yesterday</text:p>
          </table:table-cell>
          <table:table-cell table:style-name="Table1.C1" office:value-type="string">
            <text:p text:style-name="P4">19-08-2015 <text:s text:c="6"/></text:p>
            <text:p text:style-name="P4"/>
            <text:p text:style-name="P3">Today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2">Amina Nisar</text:p>
          </table:table-cell>
          <table:table-cell table:style-name="Table1.A2" office:value-type="string">
            <text:p text:style-name="P7"/>
            <text:p text:style-name="P8"><text:span text:style-name="T4">Code Academy :</text:span></text:p>
            <text:list xml:id="list3919661658974279167" text:style-name="L7">
              <text:list-item>
                <text:p text:style-name="P9"><text:span text:style-name="T1">PHP codeacadme Complete.</text:span></text:p>
              </text:list-item>
              <text:list-item>
                <text:p text:style-name="P9"><text:span text:style-name="T1">Jquery and javascript (continued)</text:span></text:p>
              </text:list-item>
            </text:list>
            <text:list xml:id="list1499935614357297429" text:style-name="L4">
              <text:list-header>
                <text:p text:style-name="P1"/>
              </text:list-header>
            </text:list>
            <text:p text:style-name="P4">OOP Assignment :</text:p>
            <text:p text:style-name="P11"/>
            <text:list xml:id="list8016322280469690510" text:style-name="L9">
              <text:list-item>
                <text:p text:style-name="P10"><text:span text:style-name="T3">C</text:span><text:span text:style-name="T2">lasses create </text:span></text:p>
              </text:list-item>
              <text:list-item>
                <text:p text:style-name="P13"><text:span text:style-name="T5">I</text:span>nsert garbage data into file.</text:p>
                <text:p text:style-name="P13"/>
              </text:list-item>
            </text:list>
            <text:list xml:id="list5387784190107538028" text:style-name="L3">
              <text:list-item>
                <text:p text:style-name="P12"/>
              </text:list-item>
            </text:list>
            <text:p text:style-name="P4">Markdown:</text:p>
            <text:p text:style-name="P11"/>
            <text:list xml:id="list3145411338262111500" text:style-name="L10">
              <text:list-item>
                <text:p text:style-name="P14"><text:span text:style-name="T5">U</text:span>nderstand Markdown</text:p>
              </text:list-item>
              <text:list-item>
                <text:p text:style-name="P14"><text:span text:style-name="T5">T</text:span>ry to install (time wasting)</text:p>
              </text:list-item>
              <text:list-item>
                <text:p text:style-name="P15">improve reports</text:p>
              </text:list-item>
            </text:list>
            <text:p text:style-name="P4"/>
            <text:p text:style-name="P6">Others: </text:p>
            <text:p text:style-name="P16"/>
            <text:list xml:id="list1075916913517555898" text:style-name="L14">
              <text:list-item>
                <text:p text:style-name="P17">Meeting of Bootcamp</text:p>
              </text:list-item>
              <text:list-item>
                <text:p text:style-name="P17">Meeting with Mr. muzaffar</text:p>
              </text:list-item>
            </text:list>
            <text:p text:style-name="P4"/>
          </table:table-cell>
          <table:table-cell table:style-name="Table1.C2" office:value-type="string">
            <text:p text:style-name="Table_20_Contents"/>
            <text:p text:style-name="P5">OOP Assignment :</text:p>
            <text:p text:style-name="P5"/>
            <text:list xml:id="list6154621571015326976" text:style-name="L11">
              <text:list-item>
                <text:p text:style-name="P22"><text:span text:style-name="T3">Implementation of Login and sign up.</text:span></text:p>
                <text:p text:style-name="P19"/>
              </text:list-item>
              <text:list-item>
                <text:p text:style-name="P19">Try to Complete it.</text:p>
              </text:list-item>
            </text:list>
            <text:p text:style-name="P18"/>
            <text:p text:style-name="P5">GitHub :</text:p>
            <text:p text:style-name="P18"/>
            <text:list xml:id="list5695150511165451293" text:style-name="L12">
              <text:list-item>
                <text:p text:style-name="P20">Revised GitHub.</text:p>
              </text:list-item>
            </text:list>
            <text:p text:style-name="P18"/>
            <text:p text:style-name="P5">Reports: </text:p>
            <text:p text:style-name="P18"/>
            <text:list xml:id="list668851204442107644" text:style-name="L13">
              <text:list-item>
                <text:p text:style-name="P21">Submit Reports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6:03:18.177926418</meta:creation-date>
    <dc:date>2015-08-19T16:29:49.344367001</dc:date>
    <meta:editing-duration>PT11M9S</meta:editing-duration>
    <meta:editing-cycles>2</meta:editing-cycles>
    <meta:generator>LibreOffice/4.2.7.2$Linux_X86_64 LibreOffice_project/420m0$Build-2</meta:generator>
    <meta:document-statistic meta:table-count="1" meta:image-count="0" meta:object-count="0" meta:page-count="1" meta:paragraph-count="31" meta:word-count="82" meta:character-count="452" meta:non-whitespace-character-count="399"/>
  </office:meta>
</office:document-meta>
</file>